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Arial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Arial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iłość Bożą w sercu swym</text:span><text:span text:style-name="T1"><text:line-break/></text:span><text:span text:style-name="T1">dzisiaj mam.</text:span><text:span text:style-name="T1"><text:line-break/></text:span><text:span text:style-name="T1">Tą miłością coraz bardziej</text:span><text:span text:style-name="T1"><text:line-break/></text:span><text:span text:style-name="T1">kocham cię.</text:span><text:span text:style-name="T1"><text:line-break/></text:span><text:span text:style-name="T1">W tobie widzę też</text:span><text:span text:style-name="T1"><text:line-break/></text:span><text:span text:style-name="T1">wspaniałość Króla Chwał,</text:span><text:span text:style-name="T1"><text:line-break/></text:span><text:span text:style-name="T1">bo Miłość Bożą</text:span><text:span text:style-name="T1"><text:line-break/></text:span><text:span text:style-name="T1">w sercu swym dzisiaj m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7-01-02T18:59:40</meta:creation-date>
    <dc:date>2012-12-04T18:15:30</dc:date>
    <dc:language>pl-PL</dc:language>
    <meta:editing-cycles>7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